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998197990548263219"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2310771541693996735"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650153480739984941"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6735255246911457282"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025614673569669727"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2008913619786701404"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065172613568716462"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6567795822066261952"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28659681" text:continue-list="list4065172613568716462"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720934790242250740"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8652568"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8648411"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28635417"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28647291"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8659447"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276760239875906449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7613486037071536144"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93710312039125105"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8662294" text:continue-numbering="true" text:style-name="L12">
        <text:list-item>
          <text:list>
            <text:list-header>
              <text:p text:style-name="P214">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525648629888783002" text:style-name="L13">
        <text:list-item>
          <text:list>
            <text:list-header>
              <text:p text:style-name="P203">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202080262201232965"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426609336170510678" text:style-name="L15">
        <text:list-item>
          <text:list>
            <text:list-header>
              <text:p text:style-name="P182">1.5 miles averaging about 9:40/mile and rest 1 min</text:p>
            </text:list-header>
          </text:list>
        </text:list-item>
      </text:list>
      <text:p text:style-name="P24">1 mile in 8:26 and rest 2 min</text:p>
      <text:list xml:id="list987166584692488597"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267829181607078534" text:style-name="L17">
        <text:list-item>
          <text:list>
            <text:list-header>
              <text:p text:style-name="P184">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660230" text:continue-numbering="true" text:style-name="L17">
        <text:list-item>
          <text:list>
            <text:list-header>
              <text:p text:style-name="P184">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4992985064026737648"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268307367532737044"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381144517060266550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28652415" text:continue-list="list6268307367532737044" text:style-name="L19">
        <text:list-item>
          <text:list>
            <text:list-header>
              <text:p text:style-name="P186">(Pace*HR)=1240</text:p>
            </text:list-header>
          </text:list>
        </text:list-item>
      </text:list>
      <text:list xml:id="list28654498" text:continue-list="list4992985064026737648" text:style-name="L18">
        <text:list-item>
          <text:list>
            <text:list-header>
              <text:p text:style-name="P185">2 miles at 10:46/mile Ave HR= 121 bpm and rest a few minutes</text:p>
            </text:list-header>
          </text:list>
        </text:list-item>
      </text:list>
      <text:list xml:id="list28657091" text:continue-list="list28652415"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8641072"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184835306631531412"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92471584612094813"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67267918100040184"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4832878951543136746"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425503633117368160"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9212275642188748443"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8642628" text:continue-numbering="true" text:style-name="L26">
        <text:list-item>
          <text:list>
            <text:list-header>
              <text:p text:style-name="P190">0.1 mile lead in to a 4 mile run</text:p>
              <text:p text:style-name="P206">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8647285"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351649232383970665"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517903574343120101"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086972098707985013"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276109770648064640"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352518989313717773"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769367937169460155" text:style-name="L32">
        <text:list-item>
          <text:list>
            <text:list-header>
              <text:p text:style-name="P196">0.25 miles in 2:54</text:p>
              <text:p text:style-name="P196">1 mile in 9:21 going faster as I ran and ending at around 8:30 pace</text:p>
            </text:list-header>
          </text:list>
        </text:list-item>
      </text:list>
      <text:list xml:id="list1641731557952424584"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896871381231103061"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501829602449445637"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791300723527144206"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214397458469267407" text:style-name="L37">
        <text:list-item>
          <text:list>
            <text:list-header>
              <text:p text:style-name="P200">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10"><text:span text:style-name="T3"/></text:p>
      <text:p text:style-name="P10"><text:span text:style-name="T3"/></text:p>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10"><text:span text:style-name="T3">Times for the 1 mile runs: 10:08, 9:29</text:span></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text:soft-page-break/>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533878789721279625"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text:soft-page-break/>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oft-page-break/><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08T08:39:02</dc:date>
    <dc:creator>James Lombardi</dc:creator>
    <meta:editing-duration>P27DT23H13M20S</meta:editing-duration>
    <meta:editing-cycles>2056</meta:editing-cycles>
    <meta:generator>OpenOffice/4.1.2$Win32 OpenOffice.org_project/412m3$Build-9782</meta:generator>
    <meta:document-statistic meta:table-count="0" meta:image-count="9" meta:object-count="0" meta:page-count="204" meta:paragraph-count="5923" meta:word-count="64140" meta:character-count="328745"/>
  </office:meta>
</office:document-meta>
</file>